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Baixar uma cópia de um repositório hospedado no GitHub para o seu computador, utilizando o comando <text:span text:style-name="Source_20_Text">git clone</text:span>;</text:p>
        </text:list-item>
      </text:list>
      <text:list text:style-name="L2">
        <text:list-item>
          <text:p text:style-name="P2">Realizar alterações no código de um projeto e registrá-las com commits, utilizando os comandos <text:span text:style-name="Source_20_Text">git add</text:span> e <text:span text:style-name="Source_20_Text">git commit</text:span>;</text:p>
        </text:list-item>
      </text:list>
      <text:list text:style-name="L3">
        <text:list-item>
          <text:p text:style-name="P3">Visualizar quais arquivos foram modificados no repositório local, utilizando o comando <text:span text:style-name="Source_20_Text">git status</text:span>;</text:p>
        </text:list-item>
      </text:list>
      <text:list text:style-name="L4">
        <text:list-item>
          <text:p text:style-name="P4">Listar os commits realizados no repositório, com dados do autor, data e mensagem de cada commit, utilizando o comando <text:span text:style-name="Source_20_Text">git log</text:span>;</text:p>
        </text:list-item>
      </text:list>
      <text:list text:style-name="L5">
        <text:list-item>
          <text:p text:style-name="P5">Visualizar os repositórios remotos linkados com o repositório local, utilizando o comando <text:span text:style-name="Source_20_Text">git remote</text:span>;</text:p>
        </text:list-item>
      </text:list>
      <text:list text:style-name="L6">
        <text:list-item>
          <text:p text:style-name="P6">Enviar commits feitos no repositório local para o repositório remoto, utilizando o comando <text:span text:style-name="Source_20_Text">git push</text:span>;</text:p>
        </text:list-item>
      </text:list>
      <text:list text:style-name="L7">
        <text:list-item>
          <text:p text:style-name="P7">Baixar commits do repositório remoto para o repositório local, utilizando o comando <text:span text:style-name="Source_20_Text">git pull</text:span>;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7:11:25.456289781</meta:creation-date>
    <dc:date>2024-01-09T17:11:54.404377631</dc:date>
    <meta:editing-duration>PT29S</meta:editing-duration>
    <meta:editing-cycles>1</meta:editing-cycles>
    <meta:document-statistic meta:table-count="0" meta:image-count="0" meta:object-count="0" meta:page-count="1" meta:paragraph-count="7" meta:word-count="121" meta:character-count="750" meta:non-whitespace-character-count="643"/>
    <meta:generator>LibreOffice/7.6.4.1$Linux_X86_64 LibreOffice_project/60$Build-1</meta:generator>
  </office:meta>
</office:document-meta>
</file>